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Explain Working mechanism of Virtual Machine.</text:span></text:p>
      <text:p text:style-name="Standard"/>
      <text:p text:style-name="Standard">The main idea behind the working mechanism of virtual machines is virtualization which simply means creating a virtual version of something. For virtual machines, virtualization allocates the resources required for a machine to work or operate for eg. RAM, storage.</text:p>
      <text:p text:style-name="Standard">This process of Virtualization is done by a software called Hypervisor.</text:p>
      <text:p text:style-name="Standard">Hypervisor helps virtual machines to operate by allocating the resources required for them from the host machine the hypervisor is operating on. </text:p>
      <text:p text:style-name="Standard">For this, the hypervisor takes resources from the Host OS or from the Host hardware it is operating on.It creates virtual CPU, virtual RAM, virtual storage for every virtual machine created. In this way the Hardware resources are shared but for each virtual machine it seems as if the machine is running independently on its own. Since the hardware has been divided for different machines(even though it is done virtually), the machines are isolated. However, the resources used like RAM, CPU usage are released to the Host OS when Virtual Machines are not running.</text:p>
      <text:p text:style-name="Standard"/>
      <text:p text:style-name="Standard"><text:span text:style-name="T1">2.Explain Working mechanism of Containers.</text:span></text:p>
      <text:p text:style-name="Standard"/>
      <text:p text:style-name="Standard">Containers allow applications to be integrated with all the necessary dependencies and libraries they require to function properly as a complete package.</text:p>
      <text:p text:style-name="Standard">For this, a container engine or a container runtime is required. A container engine is a software which runs on the OS system kernel and allows running multiple isolated instances of containers. </text:p>
      <text:p text:style-name="Standard">This container engine creates a container from a container image where a container image is a file that defines the configurations of a container eg. the libraries or dependencies the container has to use. </text:p>
      <text:p text:style-name="Standard">In this way, a container is built from the image using container engine and run on a host OS. several instances of the same or different containers can run on the same OS which can be managed manually or by some container orchestration technology as per our requirement.</text:p>
      <text:p text:style-name="Standard"/>
      <text:p text:style-name="Standard"><text:span text:style-name="T1">3.What problem does Virtualization solves and what is its drawback in context to modern application deployments?</text:span></text:p>
      <text:p text:style-name="Standard"/>
      <text:p text:style-name="Standard">If we want to work with a new machine but don’t actually have the hardware requirements other than the old machine, this problem can be solved by virtualization especially if the resources are unused to the extent they can be used. Virtualization allows the same hardware resource to be shared among various OS which ensures effective resource utilization and also reduces the cost and the stress of managing actual hardware components. </text:p>
      <text:p text:style-name="Standard">In context of modern application deployment, the code or application from the build or test environment need to be transferred to the production server or environment. We can use virtualization but virtualization only allows the virtual machine to be created while the libraries and dependencies may need to be added or configured separately. This creates an overhead to tasks to be performed to make the libraries and dependencies compatible which significantly reduces the pace of application deployment. <text:s/></text:p>
      <text:p text:style-name="Standard"/>
      <text:p text:style-name="Standard"><text:span text:style-name="T1">4.What are the problems Container solves in regard to app deployment and how it solves?</text:span></text:p>
      <text:p text:style-name="Standard"/>
      <text:p text:style-name="Standard"><text:s/>After building and testing the application code, it needs to be released to the production environment. But, it is not sure that the application will run efficiently on that production machine because of conflicting dependencies or libraries. Even a simple version mismatch may cause the application to not run properly. This problem can be solved by containerization because containers allow us to package up an application with all of the necessary parts like libraries and other dependencies. Thus, In this way using containers we need not to worry about whether our code will work in some other machine or not because all the necessary dependencies are already installed in the contain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5" meta:word-count="604" meta:character-count="3796" meta:non-whitespace-character-count="3200"/>
    <meta:generator>LibreOfficeDev/6.0.5.2$Linux_X86_64 LibreOffice_project/</meta:generator>
  </office:meta>
</office:document-meta>
</file>